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72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2" fo:font-size="10pt" fo:text-shadow="1pt 1pt" fo:font-weight="normal" style:font-name-asian="Segoe UI2" style:font-size-asian="10pt" style:font-weight-asian="normal" style:font-name-complex="Segoe UI2" style:font-size-complex="10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name-asian="Segoe UI2" style:font-size-asian="28pt" style:font-style-asian="italic" style:font-weight-asian="normal" style:font-name-complex="Segoe UI2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5" style:family="text">
      <style:text-properties fo:color="#ffffff" style:text-position="super 58%" style:font-name="Segoe UI2" fo:font-size="32pt" fo:text-shadow="1pt 1pt" style:font-name-asian="Segoe UI2" style:font-size-asian="32pt" style:font-name-complex="Segoe UI2" style:font-size-complex="32pt"/>
    </style:style>
    <style:style style:name="T6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7" style:family="text">
      <style:text-properties fo:color="#ffffff" style:font-name="Segoe UI" fo:font-size="26pt" fo:text-shadow="1pt 1pt" fo:font-weight="normal" style:font-name-asian="Segoe UI2" style:font-size-asian="26pt" style:font-weight-asian="normal" style:font-name-complex="Segoe UI2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2.774cm" svg:x="1.778cm" svg:y="0.508cm">
          <draw:text-box>
            <text:p text:style-name="P1"><text:span text:style-name="T1">Holy Gospel</text:span></text:p>
            <text:p text:style-name="P1"><text:span text:style-name="T2">Luke 9:51–6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638cm" svg:height="7.766cm" svg:x="1.778cm" svg:y="0.508cm">
          <draw:text-box>
            <text:p text:style-name="P4"><text:span text:style-name="T3">51</text:span><text:span text:style-name="T4">When the days drew near for [Jesus] to be taken up, he set his face to go to Jerusalem. </text:span></text:p>
            <text:p text:style-name="P5"><text:span text:style-name="T5">52</text:span><text:span text:style-name="T6">And he sent messengers ahead of him, who went and entered a village of the Samaritans, to make preparations for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2" draw:layer="layout" svg:width="24.638cm" svg:height="7.766cm" svg:x="1.778cm" svg:y="0.508cm">
          <draw:text-box>
            <text:p text:style-name="P4"><text:span text:style-name="T3">53</text:span><text:span text:style-name="T4">But the people did not receive him, because his face was set toward Jerusalem. </text:span><text:span text:style-name="T3">54</text:span><text:span text:style-name="T4">And when his disciples James and John saw it, they said, “Lord, do you want us to tell fire to come down from heaven and consume them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638cm" svg:height="6.263cm" svg:x="1.778cm" svg:y="0.508cm">
          <draw:text-box>
            <text:p text:style-name="P4"><text:span text:style-name="T3">55</text:span><text:span text:style-name="T4">But he turned and rebuked them. </text:span><text:span text:style-name="T3">56</text:span><text:span text:style-name="T4">And they went on to another village.</text:span></text:p>
            <text:p text:style-name="P5"><text:span text:style-name="T5">57</text:span><text:span text:style-name="T6">As they were going along the road, someone said to him, “I will follow you wherever you go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638cm" svg:height="7.766cm" svg:x="1.778cm" svg:y="0.508cm">
          <draw:text-box>
            <text:p text:style-name="P4"><text:span text:style-name="T3">58</text:span><text:span text:style-name="T4">And Jesus said to him, “Foxes have holes, and birds of the air have nests, but the Son of Man has nowhere to lay his head.” </text:span><text:span text:style-name="T3">59</text:span><text:span text:style-name="T4">To another he said, “Follow me.” But he said, “Lord, let me first go and bury my father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6" draw:layer="layout" svg:width="24.638cm" svg:height="7.766cm" svg:x="1.778cm" svg:y="0.508cm">
          <draw:text-box>
            <text:p text:style-name="P4"><text:span text:style-name="T3">60</text:span><text:span text:style-name="T4">And Jesus said to him, “Leave the dead to bury their own dead. But as for you, go and proclaim the kingdom of God.” </text:span><text:span text:style-name="T3">61</text:span><text:span text:style-name="T4">Yet another said, “I will follow you, Lord, but let me first say farewell to those at my hom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7" draw:layer="layout" svg:width="24.892cm" svg:height="5.975cm" svg:x="1.778cm" svg:y="0.508cm">
          <draw:text-box>
            <text:p text:style-name="P4"><text:span text:style-name="T3">62</text:span><text:span text:style-name="T4">Jesus said to him, “No one who puts his hand to the plow and looks back is fit for the kingdom of God.”</text:span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14:00:06.688000000</meta:creation-date>
    <dc:date>2016-06-23T14:38:50.902000000</dc:date>
    <meta:editing-duration>PT21S</meta:editing-duration>
    <meta:editing-cycles>2</meta:editing-cycles>
    <meta:generator>LibreOffice/5.1.3.2$Windows_X86_64 LibreOffice_project/644e4637d1d8544fd9f56425bd6cec110e49301b</meta:generator>
    <meta:document-statistic meta:object-count="42"/>
  </office:meta>
</office:document-meta>
</file>